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4pt" fo:font-weight="bold" officeooo:rsid="0000afcb" officeooo:paragraph-rsid="00016af1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Segoe UI" fo:font-size="12pt" style:text-underline-style="none" fo:font-weight="bold" officeooo:rsid="0000afcb" officeooo:paragraph-rsid="00016af1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Segoe UI" fo:font-size="10pt" style:text-underline-style="none" fo:font-weight="bold" officeooo:rsid="0000afcb" officeooo:paragraph-rsid="00016af1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Segoe UI" fo:font-size="10pt" fo:font-style="normal" style:text-underline-style="none" fo:font-weight="normal" officeooo:rsid="0000afcb" officeooo:paragraph-rsid="00016af1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0pt" fo:font-weight="bold" officeooo:rsid="0000afcb" officeooo:paragraph-rsid="00016af1" style:font-size-asian="12.25pt" style:font-weight-asian="bold" style:font-size-complex="14pt" style:font-weight-complex="bold"/>
    </style:style>
    <style:style style:name="P7" style:family="paragraph" style:parent-style-name="Standard" style:list-style-name="L1">
      <style:text-properties style:font-name="Segoe UI" fo:font-size="10pt" fo:font-style="normal" style:text-underline-style="none" fo:font-weight="normal" officeooo:rsid="00016b41" officeooo:paragraph-rsid="00060897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 style:list-style-name="L1">
      <style:text-properties style:font-name="Segoe UI" fo:font-size="10pt" fo:font-style="normal" style:text-underline-style="none" fo:font-weight="normal" officeooo:rsid="00016b41" officeooo:paragraph-rsid="00067cd3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Segoe UI" fo:font-size="10pt" fo:font-style="normal" style:text-underline-style="none" fo:font-weight="normal" officeooo:rsid="0000afcb" officeooo:paragraph-rsid="00060897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style:font-name="Segoe UI" fo:font-size="10pt" fo:font-style="normal" style:text-underline-style="none" fo:font-weight="normal" officeooo:rsid="0000afcb" officeooo:paragraph-rsid="00067cd3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1">
      <style:text-properties style:font-name="Segoe UI" fo:font-size="10pt" fo:font-style="normal" style:text-underline-style="none" fo:font-weight="normal" officeooo:rsid="00076a49" officeooo:paragraph-rsid="00076a49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 style:list-style-name="L2">
      <style:text-properties style:font-name="Segoe UI" fo:font-size="10pt" fo:font-style="normal" style:text-underline-style="none" fo:font-weight="normal" officeooo:rsid="00060897" officeooo:paragraph-rsid="00060897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1">
      <style:text-properties style:font-name="Segoe UI" fo:font-size="10pt" fo:font-style="normal" style:text-underline-style="none" fo:font-weight="normal" officeooo:rsid="0009e6a9" officeooo:paragraph-rsid="0009e6a9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L6">
      <style:text-properties style:font-name="Segoe UI" fo:font-size="10pt" fo:font-style="normal" style:text-underline-style="none" fo:font-weight="normal" officeooo:rsid="0009e6a9" officeooo:paragraph-rsid="0009e6a9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9">
      <style:text-properties style:font-name="Segoe UI" fo:font-size="10pt" fo:font-style="normal" style:text-underline-style="solid" style:text-underline-width="auto" style:text-underline-color="font-color" fo:font-weight="normal" officeooo:rsid="00067cd3" officeooo:paragraph-rsid="00067cd3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10">
      <style:text-properties style:font-name="Segoe UI" fo:font-size="10pt" fo:font-style="normal" style:text-underline-style="solid" style:text-underline-width="auto" style:text-underline-color="font-color" fo:font-weight="normal" officeooo:rsid="00076a49" officeooo:paragraph-rsid="00076a49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1">
      <style:text-properties style:font-name="Segoe UI" fo:font-size="10pt" fo:font-style="normal" style:text-underline-style="solid" style:text-underline-width="auto" style:text-underline-color="font-color" fo:font-weight="normal" officeooo:rsid="0008b6f4" officeooo:paragraph-rsid="0008b6f4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 style:list-style-name="L4">
      <style:text-properties style:font-name="Segoe UI" fo:font-size="10pt" fo:font-style="italic" style:text-underline-style="none" fo:font-weight="normal" officeooo:rsid="00016b41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 style:list-style-name="L5">
      <style:text-properties style:font-name="Segoe UI" fo:font-size="10pt" fo:font-style="italic" style:text-underline-style="none" fo:font-weight="normal" officeooo:rsid="00016b41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 style:list-style-name="L7">
      <style:text-properties style:font-name="Segoe UI" fo:font-size="10pt" fo:font-style="italic" style:text-underline-style="none" fo:font-weight="normal" officeooo:rsid="00016b41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 style:list-style-name="L8">
      <style:text-properties style:font-name="Segoe UI" fo:font-size="10pt" fo:font-style="italic" style:text-underline-style="none" fo:font-weight="normal" officeooo:rsid="00016b41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style:text-properties style:font-name="Segoe UI" fo:font-size="10pt" fo:font-style="italic" style:text-underline-style="none" fo:font-weight="normal" officeooo:rsid="00060897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 style:list-style-name="L3">
      <style:text-properties style:font-name="Segoe UI" fo:font-size="10pt" fo:font-style="italic" style:text-underline-style="none" fo:font-weight="normal" officeooo:rsid="00060897" officeooo:paragraph-rsid="00060897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text-properties style:font-name="Segoe UI" fo:font-size="10pt" style:text-underline-style="none" fo:font-weight="bold" officeooo:rsid="0000afcb" officeooo:paragraph-rsid="00060897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Segoe UI" fo:font-size="10pt" style:text-underline-style="none" fo:font-weight="bold" officeooo:rsid="0000afcb" officeooo:paragraph-rsid="00067cd3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Segoe UI" fo:font-size="14pt" fo:font-weight="bold" officeooo:rsid="0000afcb" officeooo:paragraph-rsid="00060897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Segoe UI" fo:font-size="14pt" fo:font-weight="bold" officeooo:rsid="0000afcb" officeooo:paragraph-rsid="0006403f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font-name="Segoe UI" fo:font-size="14pt" fo:font-weight="bold" officeooo:rsid="0000afcb" officeooo:paragraph-rsid="00067cd3" style:font-size-asian="12.25pt" style:font-weight-asian="bold" style:font-size-complex="14pt" style:font-weight-complex="bold"/>
    </style:style>
    <style:style style:name="P29" style:family="paragraph" style:parent-style-name="Standard">
      <style:text-properties style:font-name="Segoe UI" fo:font-size="12pt" style:text-underline-style="none" fo:font-weight="bold" officeooo:rsid="0000afcb" officeooo:paragraph-rsid="00060897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Segoe UI" fo:font-size="12pt" style:text-underline-style="none" fo:font-weight="bold" officeooo:rsid="0000afcb" officeooo:paragraph-rsid="00067cd3" style:font-size-asian="12.25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0897"/>
    </style:style>
    <style:style style:name="T3" style:family="text">
      <style:text-properties style:text-underline-style="solid" style:text-underline-width="auto" style:text-underline-color="font-color" officeooo:rsid="00067cd3"/>
    </style:style>
    <style:style style:name="T4" style:family="text">
      <style:text-properties style:text-underline-style="solid" style:text-underline-width="auto" style:text-underline-color="font-color" officeooo:rsid="000a28b0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60897"/>
    </style:style>
    <style:style style:name="T7" style:family="text">
      <style:text-properties style:text-underline-style="none" officeooo:rsid="0006403f"/>
    </style:style>
    <style:style style:name="T8" style:family="text">
      <style:text-properties style:text-underline-style="none" officeooo:rsid="00067cd3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a28b0" style:font-style-asian="italic" style:font-style-complex="italic"/>
    </style:style>
    <style:style style:name="T13" style:family="text">
      <style:text-properties fo:color="#000000" fo:font-size="12pt" fo:font-style="normal" style:font-size-asian="12pt" style:font-style-asian="normal"/>
    </style:style>
    <style:style style:name="T14" style:family="text">
      <style:text-properties fo:color="#000000" fo:font-size="12pt" fo:font-style="normal" officeooo:rsid="0002d49d" style:font-size-asian="12pt" style:font-style-asian="normal"/>
    </style:style>
    <style:style style:name="T15" style:family="text">
      <style:text-properties fo:color="#000000" fo:font-size="12pt" fo:font-style="normal" officeooo:rsid="0006403f" style:font-size-asian="12pt" style:font-style-asian="normal" style:font-style-complex="normal"/>
    </style:style>
    <style:style style:name="T16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17" style:family="text">
      <style:text-properties fo:color="#000000" fo:font-size="12pt" fo:font-style="normal" fo:font-weight="normal" officeooo:rsid="0002d49d" style:font-size-asian="12pt" style:font-style-asian="normal" style:font-weight-asian="normal" style:font-weight-complex="normal"/>
    </style:style>
    <style:style style:name="T18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19" style:family="text">
      <style:text-properties fo:color="#000000" fo:font-size="12pt" fo:font-style="normal" fo:font-weight="normal" officeooo:rsid="0002d49d" style:font-size-asian="12pt" style:font-style-asian="normal" style:font-weight-asian="normal" style:font-style-complex="normal" style:font-weight-complex="normal"/>
    </style:style>
    <style:style style:name="T20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 style:font-weight-complex="normal"/>
    </style:style>
    <style:style style:name="T21" style:family="text">
      <style:text-properties fo:color="#000000" fo:font-size="12pt" fo:font-style="normal" fo:font-weight="normal" officeooo:rsid="0006403f" style:font-size-asian="12pt" style:font-style-asian="normal" style:font-weight-asian="normal" style:font-style-complex="normal"/>
    </style:style>
    <style:style style:name="T22" style:family="text">
      <style:text-properties fo:color="#000000" fo:font-size="12pt" fo:font-style="normal" fo:font-weight="normal" officeooo:rsid="0002d49d" style:font-size-asian="12pt" style:font-style-asian="normal" style:font-weight-asian="normal"/>
    </style:style>
    <style:style style:name="T23" style:family="text">
      <style:text-properties fo:color="#000000" fo:font-size="12pt" fo:font-style="italic" fo:font-weight="normal" officeooo:rsid="0002d49d" style:font-size-asian="12pt" style:font-style-asian="italic" style:font-weight-asian="normal" style:font-style-complex="italic" style:font-weight-complex="normal"/>
    </style:style>
    <style:style style:name="T24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 style:font-weight-complex="normal"/>
    </style:style>
    <style:style style:name="T25" style:family="text">
      <style:text-properties fo:color="#000000" fo:font-size="12pt" fo:font-style="italic" fo:font-weight="normal" officeooo:rsid="0006403f" style:font-size-asian="12pt" style:font-style-asian="italic" style:font-weight-asian="normal" style:font-style-complex="italic"/>
    </style:style>
    <style:style style:name="T26" style:family="text">
      <style:text-properties officeooo:rsid="00060897"/>
    </style:style>
    <style:style style:name="T27" style:family="text">
      <style:text-properties officeooo:rsid="0006403f"/>
    </style:style>
    <style:style style:name="T28" style:family="text">
      <style:text-properties fo:font-weight="bold" officeooo:rsid="000a28b0" style:font-weight-asian="bold" style:font-weight-complex="bold"/>
    </style:style>
    <style:style style:name="T29" style:family="text">
      <style:text-properties officeooo:rsid="00067cd3"/>
    </style:style>
    <style:style style:name="T30" style:family="text">
      <style:text-properties officeooo:rsid="0009e6a9"/>
    </style:style>
    <style:style style:name="T31" style:family="text">
      <style:text-properties officeooo:rsid="000a28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3">Pre-condizioni </text:span><text:span text:style-name="T14">generali </text:span><text:span text:style-name="T13">: </text:span><text:span text:style-name="T17">L’attore è identificato con un’istanza </text:span><text:span text:style-name="T23">ch</text:span><text:span text:style-name="T19"> di Chef</text:span><text:span text:style-name="T16"> ed esiste almeno un’</text:span><text:span text:style-name="T22">istanza di</text:span><text:span text:style-name="T16"> </text:span><text:span text:style-name="T22">E</text:span><text:span text:style-name="T16">vento </text:span><text:span text:style-name="T25">e</text:span><text:span text:style-name="T21"> tale che </text:span><text:span text:style-name="T25">e</text:span><text:span text:style-name="T21"> è </text:span><text:span text:style-name="T15">assegnato a</text:span><text:span text:style-name="T20"> </text:span><text:span text:style-name="T24">ch</text:span><text:span text:style-name="T21"> </text:span><text:span text:style-name="T18">in</text:span><text:span text:style-name="T16"> corso affidatogli.</text:span></text:p>
      <text:p text:style-name="P6"/>
      <text:p text:style-name="P2"/>
      <text:p text:style-name="P1"/>
      <text:p text:style-name="P1"><text:span text:style-name="T26">1</text:span>. <text:span text:style-name="T26">apriFoglio</text:span>(<text:span text:style-name="T2">foglio</text:span><text:span text:style-name="T6"> : </text:span><text:span text:style-name="T7">FoglioRiepilogativo</text:span><text:span text:style-name="T5">)</text:span></text:p>
      <text:p text:style-name="P3"/>
      <text:p text:style-name="P4">Pre-condizioni :</text:p>
      <text:list xml:id="list918739507" text:style-name="L1">
        <text:list-item>
          <text:p text:style-name="P17"><text:span text:style-name="T10">ch</text:span><text:span text:style-name="T5"> </text:span><text:span text:style-name="T9">gestisce</text:span><text:span text:style-name="T5"> </text:span>foglio<text:span text:style-name="T5"> </text:span></text:p>
        </text:list-item>
        <text:list-item>
          <text:p text:style-name="P17"><text:span text:style-name="T5"/></text:p>
        </text:list-item>
      </text:list>
      <text:p text:style-name="P5"/>
      <text:p text:style-name="P4">Post-condizioni : </text:p>
      <text:list xml:id="list3526477673" text:style-name="L2">
        <text:list-item>
          <text:p text:style-name="P12"/>
        </text:list-item>
      </text:list>
      <text:p text:style-name="P22"/>
      <text:p text:style-name="P22"/>
      <text:p text:style-name="P22"/>
      <text:p text:style-name="P27"><text:span text:style-name="T27">1a</text:span>.<text:span text:style-name="T27">1</text:span> <text:span text:style-name="T27">ripristinaFoglio</text:span>(<text:span text:style-name="T2">foglio</text:span><text:span text:style-name="T6"> : </text:span><text:span text:style-name="T7">FoglioRiepilogativo</text:span><text:span text:style-name="T5">)</text:span></text:p>
      <text:p text:style-name="P29"/>
      <text:p text:style-name="P24">Pre-condizioni :</text:p>
      <text:list xml:id="list165138017731704" text:continue-list="list918739507" text:style-name="L1">
        <text:list-item>
          <text:p text:style-name="P7"/>
        </text:list-item>
      </text:list>
      <text:p text:style-name="P9"/>
      <text:p text:style-name="P24">Post-condizioni : </text:p>
      <text:list xml:id="list3540292571" text:style-name="L3">
        <text:list-item>
          <text:p text:style-name="P23">s</text:p>
        </text:list-item>
      </text:list>
      <text:p text:style-name="P22"/>
      <text:p text:style-name="P22"/>
      <text:p text:style-name="P22"/>
      <text:p text:style-name="P26"><text:span text:style-name="T29">2</text:span>. <text:span text:style-name="T27">aggiungiCompiti</text:span>(<text:span text:style-name="T5">)</text:span></text:p>
      <text:p text:style-name="P29"/>
      <text:p text:style-name="P24">Pre-condizioni :</text:p>
      <text:list xml:id="list165139293586784" text:continue-list="list165138017731704" text:style-name="L1">
        <text:list-item>
          <text:p text:style-name="P7"/>
        </text:list-item>
      </text:list>
      <text:p text:style-name="P9"/>
      <text:p text:style-name="P24">Post-condizioni : </text:p>
      <text:list xml:id="list99138105" text:style-name="L4">
        <text:list-item>
          <text:p text:style-name="P18"/>
        </text:list-item>
      </text:list>
      <text:p text:style-name="P22"/>
      <text:p text:style-name="P22"/>
      <text:p text:style-name="P22"/>
      <text:p text:style-name="P26"><text:span text:style-name="T29">2a</text:span>.<text:span text:style-name="T29">1</text:span> <text:span text:style-name="T29">rimuoviCompiti</text:span>(<text:span text:style-name="T5">)</text:span></text:p>
      <text:p text:style-name="P29"/>
      <text:p text:style-name="P24">Pre-condizioni :</text:p>
      <text:list xml:id="list165139009741654" text:continue-list="list165139293586784" text:style-name="L1">
        <text:list-item>
          <text:p text:style-name="P7"/>
        </text:list-item>
      </text:list>
      <text:p text:style-name="P9"/>
      <text:p text:style-name="P24">Post-condizioni : </text:p>
      <text:list xml:id="list439045311" text:style-name="L5">
        <text:list-item>
          <text:p text:style-name="P19"/>
        </text:list-item>
      </text:list>
      <text:p text:style-name="P22"/>
      <text:p text:style-name="P22"/>
      <text:p text:style-name="P22"/>
      <text:p text:style-name="P26"/>
      <text:p text:style-name="P26"><text:soft-page-break/><text:span text:style-name="T29">3</text:span>. <text:span text:style-name="T29">ordinaCompiti</text:span>(<text:span text:style-name="T30">ordinamento</text:span><text:span text:style-name="T5">)</text:span></text:p>
      <text:p text:style-name="P29"/>
      <text:p text:style-name="P24">Pre-condizioni :</text:p>
      <text:list xml:id="list165139133825772" text:continue-list="list165139009741654" text:style-name="L1">
        <text:list-item>
          <text:p text:style-name="P13">è in corso la definizione di un Foglio Riepilogativo <text:span text:style-name="T11">foglio</text:span></text:p>
        </text:list-item>
      </text:list>
      <text:p text:style-name="P9"/>
      <text:p text:style-name="P24">Post-condizioni : </text:p>
      <text:list xml:id="list4019519900" text:style-name="L6">
        <text:list-item>
          <text:p text:style-name="P14">l’associazione <text:span text:style-name="T28">elenca</text:span><text:span text:style-name="T31"> fra </text:span><text:span text:style-name="T12">foglio</text:span><text:span text:style-name="T31"> ed i Compiti è modificata in accordo a </text:span><text:span text:style-name="T4">ordinamento</text:span></text:p>
        </text:list-item>
      </text:list>
      <text:p text:style-name="P22"/>
      <text:p text:style-name="P22"/>
      <text:p text:style-name="P22"/>
      <text:p text:style-name="P26"><text:span text:style-name="T29">4</text:span>. <text:span text:style-name="T29">assegnaCompito</text:span>(<text:span text:style-name="T5">)</text:span></text:p>
      <text:p text:style-name="P29"/>
      <text:p text:style-name="P24">Pre-condizioni :</text:p>
      <text:list xml:id="list165139126263804" text:continue-list="list165139133825772" text:style-name="L1">
        <text:list-item>
          <text:p text:style-name="P7"/>
        </text:list-item>
      </text:list>
      <text:p text:style-name="P9"/>
      <text:p text:style-name="P24">Post-condizioni : </text:p>
      <text:list xml:id="list3336629150" text:style-name="L7">
        <text:list-item>
          <text:p text:style-name="P20"/>
        </text:list-item>
      </text:list>
      <text:p text:style-name="P22"/>
      <text:p text:style-name="P22"/>
      <text:p text:style-name="P22"/>
      <text:p text:style-name="P26"><text:span text:style-name="T29">4a</text:span>.<text:span text:style-name="T29">1</text:span> <text:span text:style-name="T29">modificaCompito</text:span>(<text:span text:style-name="T5">)</text:span></text:p>
      <text:p text:style-name="P29"/>
      <text:p text:style-name="P24">Pre-condizioni :</text:p>
      <text:list xml:id="list165137906733023" text:continue-list="list165139126263804" text:style-name="L1">
        <text:list-item>
          <text:p text:style-name="P7"/>
        </text:list-item>
      </text:list>
      <text:p text:style-name="P9"/>
      <text:p text:style-name="P24">Post-condizioni : </text:p>
      <text:list xml:id="list3042527500" text:style-name="L8">
        <text:list-item>
          <text:p text:style-name="P21"/>
        </text:list-item>
      </text:list>
      <text:p text:style-name="P22"/>
      <text:p text:style-name="P22"/>
      <text:p text:style-name="P22"/>
      <text:p text:style-name="P28"><text:span text:style-name="T29">4b</text:span>.<text:span text:style-name="T29">1</text:span> <text:span text:style-name="T29">segnaCompitoDaPreparare</text:span>(<text:span text:style-name="T3">compito</text:span><text:span text:style-name="T8"> : Compito, </text:span><text:span text:style-name="T3">daPreparare</text:span><text:span text:style-name="T8"> : sì/no</text:span><text:span text:style-name="T5">)</text:span></text:p>
      <text:p text:style-name="P30"/>
      <text:p text:style-name="P25">Pre-condizioni :</text:p>
      <text:list xml:id="list165138110060547" text:continue-list="list165137906733023" text:style-name="L1">
        <text:list-item>
          <text:p text:style-name="P11">[se <text:span text:style-name="T1">compito.</text:span>daPreparare ha valore no]</text:p>
        </text:list-item>
      </text:list>
      <text:p text:style-name="P10"/>
      <text:p text:style-name="P25">Post-condizioni : </text:p>
      <text:list xml:id="list3243647197" text:style-name="L9">
        <text:list-item>
          <text:p text:style-name="P15">compito<text:span text:style-name="T5">.daPreparare = </text:span>daPreparare</text:p>
        </text:list-item>
      </text:list>
      <text:p text:style-name="P22"/>
      <text:p text:style-name="P22"/>
      <text:p text:style-name="P22"/>
      <text:p text:style-name="P28"><text:span text:style-name="T29">4c</text:span>.<text:span text:style-name="T29">1</text:span> <text:span text:style-name="T29">segnaTurnoCompleto</text:span>(<text:span text:style-name="T3">turno</text:span><text:span text:style-name="T8"> : Turno, </text:span><text:span text:style-name="T3">completo</text:span><text:span text:style-name="T8"> : sì/no</text:span><text:span text:style-name="T5">)</text:span></text:p>
      <text:p text:style-name="P30"/>
      <text:p text:style-name="P25">Pre-condizioni :</text:p>
      <text:list xml:id="list165139505418446" text:continue-list="list165138110060547" text:style-name="L1">
        <text:list-item>
          <text:p text:style-name="P8"/>
        </text:list-item>
      </text:list>
      <text:p text:style-name="P10"/>
      <text:p text:style-name="P25">Post-condizioni : </text:p>
      <text:list xml:id="list3615150719" text:style-name="L10">
        <text:list-item>
          <text:p text:style-name="P16">turno<text:span text:style-name="T5">.completo = </text:span>completo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4-26T16:33:57.450000000</dc:date>
    <meta:editing-duration>PT16M9S</meta:editing-duration>
    <meta:editing-cycles>3</meta:editing-cycles>
    <meta:document-statistic meta:table-count="0" meta:image-count="0" meta:object-count="0" meta:page-count="2" meta:paragraph-count="47" meta:word-count="153" meta:character-count="1076" meta:non-whitespace-character-count="967"/>
  </office:meta>
</office:document-meta>
</file>